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608cm" fo:min-width="2.421cm"/>
    </style:style>
    <style:style style:name="gr2" style:family="graphic" style:parent-style-name="standard">
      <style:graphic-properties draw:stroke="none" draw:fill="none" fo:min-height="1.52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.522cm"/>
    </style:style>
    <style:style style:name="gr4" style:family="graphic" style:parent-style-name="standard">
      <style:graphic-properties draw:stroke="none" draw:fill="none" fo:min-height="1.19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.548cm"/>
    </style:style>
    <style:style style:name="gr9" style:family="graphic" style:parent-style-name="standard">
      <style:graphic-properties draw:stroke="none" draw:fill="none" fo:min-height="1.076cm"/>
    </style:style>
    <style:style style:name="gr10" style:family="graphic" style:parent-style-name="standard">
      <style:graphic-properties draw:stroke="none" svg:stroke-color="#000000" draw:fill="none" draw:fill-color="#ffffff" fo:min-height="0.606cm"/>
    </style:style>
    <style:style style:name="gr11" style:family="graphic" style:parent-style-name="standard">
      <style:graphic-properties draw:stroke="none" svg:stroke-color="#000000" draw:fill="none" draw:fill-color="#ffffff" fo:min-height="0.5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79cm" fo:min-width="3.168cm"/>
    </style:style>
    <style:style style:name="gr14" style:family="graphic" style:parent-style-name="standard">
      <style:graphic-properties draw:stroke="none" draw:fill="none" fo:min-height="2.134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stroke="none" svg:stroke-color="#000000" draw:fill="none" draw:fill-color="#ffffff" fo:min-height="0.50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7cm" fo:min-width="2.294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96cm" fo:min-width="3.07cm"/>
    </style:style>
    <style:style style:name="gr20" style:family="graphic" style:parent-style-name="objectwithoutfill">
      <style:graphic-properties svg:stroke-color="#000000" draw:fill="none" draw:fill-color="#ffffff" draw:textarea-vertical-align="middle"/>
    </style:style>
    <style:style style:name="gr21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6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9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0.89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294cm"/>
    </style:style>
    <style:style style:name="gr28" style:family="graphic" style:parent-style-name="standard">
      <style:graphic-properties draw:stroke="none" svg:stroke-color="#000000" draw:fill="none" draw:fill-color="#ffffff" fo:min-height="0.512cm"/>
    </style:style>
    <style:style style:name="gr29" style:family="graphic" style:parent-style-name="standard">
      <style:graphic-properties draw:stroke="none" svg:stroke-color="#000000" draw:fill="none" draw:fill-color="#ffffff" fo:min-height="0.395cm"/>
    </style:style>
    <style:style style:name="gr30" style:family="graphic" style:parent-style-name="standard">
      <style:graphic-properties draw:stroke="none" svg:stroke-color="#000000" draw:fill="none" draw:fill-color="#ffffff" fo:min-height="0.496cm"/>
    </style:style>
    <style:style style:name="gr31" style:family="graphic" style:parent-style-name="standard">
      <style:graphic-properties draw:stroke="none" svg:stroke-color="#000000" draw:fill="none" draw:fill-color="#ffffff" fo:min-height="0.789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2.5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34" style:family="graphic" style:parent-style-name="standard">
      <style:graphic-properties draw:stroke="none" svg:stroke-color="#000000" draw:fill="none" draw:fill-color="#ffffff" fo:min-height="0.5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36" style:family="graphic" style:parent-style-name="standard">
      <style:graphic-properties draw:stroke="none" draw:fill="none" fo:min-height="0.3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8" style:family="graphic" style:parent-style-name="standard">
      <style:graphic-properties draw:stroke="none" draw:fill="none" fo:min-height="0.712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98cm" fo:min-width="2.69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1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342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278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7cm" fo:min-width="3.0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9cm" fo:min-width="14.867cm"/>
    </style:style>
    <style:style style:name="gr46" style:family="graphic" style:parent-style-name="standard">
      <style:graphic-properties draw:stroke="none" svg:stroke-color="#000000" draw:fill="none" draw:fill-color="#ffffff" fo:min-height="0.48cm"/>
    </style:style>
    <style:style style:name="gr47" style:family="graphic" style:parent-style-name="standard">
      <style:graphic-properties draw:stroke="none" svg:stroke-color="#000000" draw:fill="none" draw:fill-color="#ffffff" fo:min-height="0.5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6.858cm" svg:x="15.959cm" svg:y="12.6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94cm" svg:height="1.774cm" svg:x="16.059cm" svg:y="15.051cm">
          <draw:text-box>
            <text:p text:style-name="P1"><text:span text:style-name="T1">Caches</text:span></text:p>
          </draw:text-box>
        </draw:frame>
        <draw:custom-shape draw:style-name="gr1" draw:text-style-name="P1" draw:layer="layout" svg:width="2.921cm" svg:height="6.858cm" svg:x="8.847cm" svg:y="12.6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1cm" svg:height="1.774cm" svg:x="8.847cm" svg:y="14.92cm">
          <draw:text-box>
            <text:p text:style-name="P1"><text:span text:style-name="T1">Requestunit</text:span></text:p>
          </draw:text-box>
        </draw:frame>
        <draw:custom-shape draw:style-name="gr3" draw:text-style-name="P1" draw:layer="layout" svg:width="3.022cm" svg:height="2.286cm" svg:x="3.366cm" svg:y="6.4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22cm" svg:height="1.443cm" svg:x="3.366cm" svg:y="7.024cm">
          <draw:text-box>
            <text:p text:style-name="P1"><text:span text:style-name="T1">ALU</text:span></text:p>
          </draw:text-box>
        </draw:frame>
        <draw:frame draw:style-name="gr5" draw:text-style-name="P3" draw:layer="layout" svg:width="2.764cm" svg:height="1.673cm" svg:x="7.507cm" svg:y="10.884cm">
          <draw:text-box>
            <text:p><text:span text:style-name="T2">imemREN/dmemREN/dmemWEN</text:span></text:p>
          </draw:text-box>
        </draw:frame>
        <draw:line draw:style-name="gr6" draw:text-style-name="P1" draw:layer="layout" svg:x1="11.768cm" svg:y1="13.177cm" svg:x2="15.959cm" svg:y2="13.177cm">
          <text:p/>
        </draw:line>
        <draw:frame draw:style-name="gr7" draw:text-style-name="P3" draw:layer="layout" svg:width="2.764cm" svg:height="1.199cm" svg:x="12.46cm" svg:y="4.5cm">
          <draw:text-box>
            <text:p><text:span text:style-name="T2">Imemaddr/</text:span></text:p>
            <text:p><text:span text:style-name="T2">dmemaddr</text:span></text:p>
          </draw:text-box>
        </draw:frame>
        <draw:line draw:style-name="gr6" draw:text-style-name="P1" draw:layer="layout" svg:x1="16.494cm" svg:y1="9.128cm" svg:x2="11.795cm" svg:y2="9.128cm">
          <text:p/>
        </draw:line>
        <draw:line draw:style-name="gr6" draw:text-style-name="P1" draw:layer="layout" svg:x1="15.958cm" svg:y1="18.877cm" svg:x2="11.767cm" svg:y2="18.877cm">
          <text:p/>
        </draw:line>
        <draw:frame draw:style-name="gr7" draw:text-style-name="P3" draw:layer="layout" svg:width="2.726cm" svg:height="1.199cm" svg:x="12.371cm" svg:y="6.786cm">
          <draw:text-box>
            <text:p><text:span text:style-name="T2">dmemstore</text:span></text:p>
          </draw:text-box>
        </draw:frame>
        <draw:frame draw:style-name="gr7" draw:text-style-name="P3" draw:layer="layout" svg:width="2.764cm" svg:height="1.199cm" svg:x="12.587cm" svg:y="9.326cm">
          <draw:text-box>
            <text:p><text:span text:style-name="T2">imemload/</text:span></text:p>
            <text:p><text:span text:style-name="T2">dmemload</text:span></text:p>
          </draw:text-box>
        </draw:frame>
        <draw:frame draw:style-name="gr7" draw:text-style-name="P3" draw:layer="layout" svg:width="2.083cm" svg:height="1.199cm" svg:x="12.803cm" svg:y="17.993cm">
          <draw:text-box>
            <text:p><text:span text:style-name="T2">ihit/dhit</text:span></text:p>
          </draw:text-box>
        </draw:frame>
        <draw:custom-shape draw:style-name="gr8" draw:text-style-name="P1" draw:layer="layout" svg:width="3.048cm" svg:height="2.286cm" svg:x="3.34cm" svg:y="9.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1.326cm" svg:x="3.594cm" svg:y="9.779cm">
          <draw:text-box>
            <text:p text:style-name="P1"><text:span text:style-name="T2">Register_file</text:span></text:p>
          </draw:text-box>
        </draw:frame>
        <draw:custom-shape draw:style-name="gr1" draw:text-style-name="P1" draw:layer="layout" svg:width="2.921cm" svg:height="6.858cm" svg:x="23.059cm" svg:y="12.6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94cm" svg:height="1.774cm" svg:x="23.159cm" svg:y="15.051cm">
          <draw:text-box>
            <text:p text:style-name="P1"><text:span text:style-name="T1">Memory_control</text:span></text:p>
          </draw:text-box>
        </draw:frame>
        <draw:frame draw:style-name="gr7" draw:text-style-name="P3" draw:layer="layout" svg:width="2.764cm" svg:height="1.199cm" svg:x="19.66cm" svg:y="11.886cm">
          <draw:text-box>
            <text:p><text:span text:style-name="T2">iREN/dREN/dWEN</text:span></text:p>
          </draw:text-box>
        </draw:frame>
        <draw:line draw:style-name="gr6" draw:text-style-name="P1" draw:layer="layout" svg:x1="18.868cm" svg:y1="13.178cm" svg:x2="23.059cm" svg:y2="13.178cm">
          <text:p/>
        </draw:line>
        <draw:frame draw:style-name="gr10" draw:text-style-name="P3" draw:layer="layout" svg:width="2.764cm" svg:height="0.856cm" svg:x="19.503cm" svg:y="13.791cm">
          <draw:text-box>
            <text:p><text:span text:style-name="T2">iaddr/daddr</text:span></text:p>
          </draw:text-box>
        </draw:frame>
        <draw:line draw:style-name="gr6" draw:text-style-name="P1" draw:layer="layout" svg:x1="18.868cm" svg:y1="14.578cm" svg:x2="23.059cm" svg:y2="14.578cm">
          <text:p/>
        </draw:line>
        <draw:line draw:style-name="gr6" draw:text-style-name="P1" draw:layer="layout" svg:x1="18.868cm" svg:y1="15.978cm" svg:x2="23.059cm" svg:y2="15.978cm">
          <text:p/>
        </draw:line>
        <draw:line draw:style-name="gr6" draw:text-style-name="P1" draw:layer="layout" svg:x1="23.058cm" svg:y1="17.478cm" svg:x2="18.867cm" svg:y2="17.478cm">
          <text:p/>
        </draw:line>
        <draw:line draw:style-name="gr6" draw:text-style-name="P1" draw:layer="layout" svg:x1="23.058cm" svg:y1="18.878cm" svg:x2="18.867cm" svg:y2="18.878cm">
          <text:p/>
        </draw:line>
        <draw:frame draw:style-name="gr7" draw:text-style-name="P3" draw:layer="layout" svg:width="1.801cm" svg:height="1.199cm" svg:x="20.003cm" svg:y="15.092cm">
          <draw:text-box>
            <text:p><text:span text:style-name="T2">dstore</text:span></text:p>
          </draw:text-box>
        </draw:frame>
        <draw:frame draw:style-name="gr11" draw:text-style-name="P3" draw:layer="layout" svg:width="2.764cm" svg:height="0.767cm" svg:x="19.603cm" svg:y="16.593cm">
          <draw:text-box>
            <text:p><text:span text:style-name="T2">iload/dload</text:span></text:p>
          </draw:text-box>
        </draw:frame>
        <draw:frame draw:style-name="gr7" draw:text-style-name="P3" draw:layer="layout" svg:width="2.517cm" svg:height="1.199cm" svg:x="19.803cm" svg:y="17.994cm">
          <draw:text-box>
            <text:p><text:span text:style-name="T2">iwait/dwait</text:span></text:p>
          </draw:text-box>
        </draw:frame>
        <draw:frame draw:style-name="gr12" draw:text-style-name="P5" draw:layer="layout" svg:width="3.884cm" svg:height="0.962cm" svg:x="2.144cm" svg:y="1.762cm">
          <draw:text-box>
            <text:p><text:span text:style-name="T1">CPU Blocks</text:span></text:p>
          </draw:text-box>
        </draw:frame>
        <draw:custom-shape draw:style-name="gr13" draw:text-style-name="P1" draw:layer="layout" svg:width="3.668cm" svg:height="3.029cm" svg:x="2.647cm" svg:y="3.13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937cm" svg:height="2.384cm" svg:x="2.505cm" svg:y="3.623cm">
          <draw:text-box>
            <text:p text:style-name="P1"><text:span text:style-name="T1">Datapath</text:span></text:p>
            <text:p text:style-name="P1"><text:span text:style-name="T1">Connection</text:span></text:p>
          </draw:text-box>
        </draw:frame>
        <draw:line draw:style-name="gr6" draw:text-style-name="P1" draw:layer="layout" svg:x1="8.874cm" svg:y1="6.971cm" svg:x2="6.334cm" svg:y2="6.971cm">
          <text:p/>
        </draw:line>
        <draw:line draw:style-name="gr6" draw:text-style-name="P1" draw:layer="layout" svg:x1="8.875cm" svg:y1="10.371cm" svg:x2="6.335cm" svg:y2="10.371cm">
          <text:p/>
        </draw:line>
        <draw:frame draw:style-name="gr15" draw:text-style-name="P3" draw:layer="layout" svg:width="2.083cm" svg:height="0.725cm" svg:x="6.904cm" svg:y="9.594cm">
          <draw:text-box>
            <text:p><text:span text:style-name="T2">RegWr</text:span></text:p>
          </draw:text-box>
        </draw:frame>
        <draw:line draw:style-name="gr6" draw:text-style-name="P1" draw:layer="layout" svg:x1="6.335cm" svg:y1="8.271cm" svg:x2="8.875cm" svg:y2="8.271cm">
          <text:p/>
        </draw:line>
        <draw:frame draw:style-name="gr16" draw:text-style-name="P3" draw:layer="layout" svg:width="1.615cm" svg:height="0.757cm" svg:x="7.005cm" svg:y="7.495cm">
          <draw:text-box>
            <text:p><text:span text:style-name="T2">Equal</text:span></text:p>
          </draw:text-box>
        </draw:frame>
        <draw:frame draw:style-name="gr7" draw:text-style-name="P3" draw:layer="layout" svg:width="2.122cm" svg:height="1.199cm" svg:x="7.006cm" svg:y="6.096cm">
          <draw:text-box>
            <text:p><text:span text:style-name="T2">ALUOp</text:span></text:p>
          </draw:text-box>
        </draw:frame>
        <draw:line draw:style-name="gr6" draw:text-style-name="P1" draw:layer="layout" svg:x1="8.874cm" svg:y1="5.273cm" svg:x2="6.334cm" svg:y2="5.273cm">
          <text:p/>
        </draw:line>
        <draw:frame draw:style-name="gr7" draw:text-style-name="P3" draw:layer="layout" svg:width="2.068cm" svg:height="1.199cm" svg:x="6.806cm" svg:y="4.098cm">
          <draw:text-box>
            <text:p><text:span text:style-name="T2">All other signals</text:span></text:p>
          </draw:text-box>
        </draw:frame>
        <draw:custom-shape draw:style-name="gr1" draw:text-style-name="P1" draw:layer="layout" svg:width="2.921cm" svg:height="6.858cm" svg:x="8.847cm" svg:y="4.0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1cm" svg:height="1.774cm" svg:x="8.847cm" svg:y="6.32cm">
          <draw:text-box>
            <text:p text:style-name="P1"><text:span text:style-name="T1">Control</text:span></text:p>
            <text:p text:style-name="P1"><text:span text:style-name="T1">unit</text:span></text:p>
          </draw:text-box>
        </draw:frame>
        <draw:line draw:style-name="gr17" draw:text-style-name="P1" draw:layer="layout" svg:x1="16.494cm" svg:y1="9.128cm" svg:x2="16.494cm" svg:y2="12.684cm">
          <text:p/>
        </draw:line>
        <draw:line draw:style-name="gr6" draw:text-style-name="P1" draw:layer="layout" svg:x1="17.483cm" svg:y1="7.604cm" svg:x2="17.483cm" svg:y2="12.684cm">
          <text:p/>
        </draw:line>
        <draw:line draw:style-name="gr6" draw:text-style-name="P1" draw:layer="layout" svg:x1="18.526cm" svg:y1="5.826cm" svg:x2="18.483cm" svg:y2="12.684cm">
          <text:p/>
        </draw:line>
        <draw:line draw:style-name="gr17" draw:text-style-name="P1" draw:layer="layout" svg:x1="11.795cm" svg:y1="5.799cm" svg:x2="18.526cm" svg:y2="5.799cm">
          <text:p/>
        </draw:line>
        <draw:line draw:style-name="gr17" draw:text-style-name="P1" draw:layer="layout" svg:x1="11.796cm" svg:y1="7.599cm" svg:x2="17.51cm" svg:y2="7.604cm">
          <text:p/>
        </draw:line>
        <draw:line draw:style-name="gr6" draw:text-style-name="P1" draw:layer="layout" svg:x1="10.271cm" svg:y1="10.906cm" svg:x2="10.282cm" svg:y2="12.684cm">
          <text:p/>
        </draw:line>
        <draw:frame draw:style-name="gr7" draw:text-style-name="P3" draw:layer="layout" svg:width="2.764cm" svg:height="1.199cm" svg:x="12.557cm" svg:y="11.866cm">
          <draw:text-box>
            <text:p><text:span text:style-name="T2">iREN/dREN/dWEN</text:span></text:p>
          </draw:text-box>
        </draw:frame>
      </draw:page>
      <draw:page draw:name="page2" draw:style-name="dp1" draw:master-page-name="Default">
        <draw:custom-shape draw:style-name="gr18" draw:text-style-name="P1" draw:layer="layout" svg:width="2.794cm" svg:height="1.397cm" svg:x="14.273cm" svg:y="13.12cm">
          <text:p text:style-name="P1">ALU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3.57cm" svg:height="2.646cm" svg:x="6.385cm" svg:y="11.977cm">
            <text:p text:style-name="P1">32 32-bit</text:p>
            <text:p text:style-name="P1">Registers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6.385cm" svg:y1="14.182cm" svg:x2="6.504cm" svg:y2="14.27cm">
            <text:p/>
          </draw:line>
          <draw:line draw:style-name="gr20" draw:text-style-name="P1" draw:layer="layout" svg:x1="6.385cm" svg:y1="14.358cm" svg:x2="6.504cm" svg:y2="14.27cm">
            <text:p/>
          </draw:line>
          <draw:line draw:style-name="gr20" draw:text-style-name="P1" draw:layer="layout" svg:x1="5.671cm" svg:y1="14.27cm" svg:x2="6.385cm" svg:y2="14.27cm">
            <text:p/>
          </draw:line>
          <draw:line draw:style-name="gr21" draw:text-style-name="P1" draw:layer="layout" svg:x1="6.266cm" svg:y1="14.446cm" svg:x2="6.266cm" svg:y2="14.005cm">
            <text:p/>
          </draw:line>
          <draw:frame draw:style-name="gr22" draw:text-style-name="P3" draw:layer="layout" svg:width="1.156cm" svg:height="0.725cm" svg:x="5.129cm" svg:y="13.741cm">
            <draw:text-box>
              <text:p><text:span text:style-name="T2">Clk</text:span></text:p>
            </draw:text-box>
          </draw:frame>
          <draw:custom-shape draw:style-name="gr23" draw:text-style-name="P1" draw:layer="layout" svg:width="0.238cm" svg:height="0.176cm" svg:x="6.623cm" svg:y="1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layout" svg:x1="6.742cm" svg:y1="14.799cm" svg:x2="6.742cm" svg:y2="14.975cm">
            <text:p/>
          </draw:line>
          <draw:frame draw:style-name="gr24" draw:text-style-name="P3" draw:layer="layout" svg:width="1.429cm" svg:height="0.725cm" svg:x="6.643cm" svg:y="14.623cm">
            <draw:text-box>
              <text:p><text:span text:style-name="T2">nRst</text:span></text:p>
            </draw:text-box>
          </draw:frame>
        </draw:g>
        <draw:g>
          <draw:custom-shape draw:style-name="gr25" draw:text-style-name="P6" draw:layer="layout" svg:width="2.326cm" svg:height="1.199cm" svg:x="6.64cm" svg:y="8.746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6" draw:text-style-name="P6" draw:layer="layout" svg:width="2.54cm" svg:height="1.27cm" draw:transform="rotate (1.57254165604689) translate (11.572cm 15.07cm)">
          <text:p text:style-name="P1"><text:span text:style-name="T3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7" draw:text-style-name="P4" draw:layer="layout" svg:width="2.794cm" svg:height="1.27cm" svg:x="11.352cm" svg:y="9.691cm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563cm" svg:y1="13.12cm" svg:x2="11.579cm" svg:y2="13.12cm">
          <text:p/>
        </draw:line>
        <draw:line draw:style-name="gr17" draw:text-style-name="P1" draw:layer="layout" svg:x1="10.59cm" svg:y1="13.12cm" svg:x2="10.59cm" svg:y2="11.723cm">
          <text:p/>
        </draw:line>
        <draw:line draw:style-name="gr17" draw:text-style-name="P1" draw:layer="layout" svg:x1="10.598cm" svg:y1="11.723cm" svg:x2="15.043cm" svg:y2="11.723cm">
          <text:p/>
        </draw:line>
        <draw:line draw:style-name="gr17" draw:text-style-name="P1" draw:layer="layout" svg:x1="14.146cm" svg:y1="10.326cm" svg:x2="15.035cm" svg:y2="10.326cm">
          <text:p/>
        </draw:line>
        <draw:line draw:style-name="gr17" draw:text-style-name="P1" draw:layer="layout" svg:x1="15.016cm" svg:y1="10.326cm" svg:x2="15.016cm" svg:y2="11.723cm">
          <text:p/>
        </draw:line>
        <draw:frame draw:style-name="gr28" draw:text-style-name="P7" draw:layer="layout" svg:width="1.651cm" svg:height="0.762cm" svg:x="6.018cm" svg:y="10.626cm">
          <draw:text-box>
            <text:p><text:span text:style-name="T4">RegWr</text:span></text:p>
          </draw:text-box>
        </draw:frame>
        <draw:frame draw:style-name="gr28" draw:text-style-name="P7" draw:layer="layout" svg:width="1.066cm" svg:height="0.762cm" svg:x="8.05cm" svg:y="10.199cm">
          <draw:text-box>
            <text:p><text:span text:style-name="T4">Rs</text:span></text:p>
          </draw:text-box>
        </draw:frame>
        <draw:frame draw:style-name="gr29" draw:text-style-name="P7" draw:layer="layout" svg:width="0.635cm" svg:height="0.645cm" svg:x="7.923cm" svg:y="10.578cm">
          <draw:text-box>
            <text:p><text:span text:style-name="T4">5</text:span></text:p>
          </draw:text-box>
        </draw:frame>
        <draw:line draw:style-name="gr17" draw:text-style-name="P1" draw:layer="layout" svg:x1="10.836cm" svg:y1="14.136cm" svg:x2="10.582cm" svg:y2="14.644cm">
          <text:p/>
        </draw:line>
        <draw:frame draw:style-name="gr28" draw:text-style-name="P7" draw:layer="layout" svg:width="1.066cm" svg:height="0.762cm" svg:x="10.019cm" svg:y="13.726cm">
          <draw:text-box>
            <text:p><text:span text:style-name="T4">32</text:span></text:p>
          </draw:text-box>
        </draw:frame>
        <draw:line draw:style-name="gr17" draw:text-style-name="P1" draw:layer="layout" svg:x1="12.936cm" svg:y1="11.537cm" svg:x2="12.682cm" svg:y2="12.045cm">
          <text:p/>
        </draw:line>
        <draw:frame draw:style-name="gr28" draw:text-style-name="P7" draw:layer="layout" svg:width="1.066cm" svg:height="0.762cm" svg:x="12.119cm" svg:y="11.127cm">
          <draw:text-box>
            <text:p><text:span text:style-name="T4">32</text:span></text:p>
          </draw:text-box>
        </draw:frame>
        <draw:frame draw:style-name="gr29" draw:text-style-name="P7" draw:layer="layout" svg:width="1.643cm" svg:height="0.645cm" svg:x="11.36cm" svg:y="7.295cm">
          <draw:text-box>
            <text:p><text:span text:style-name="T4">imm16</text:span></text:p>
          </draw:text-box>
        </draw:frame>
        <draw:line draw:style-name="gr6" draw:text-style-name="P1" draw:layer="layout" svg:x1="12.876cm" svg:y1="13.782cm" svg:x2="14.273cm" svg:y2="13.782cm">
          <text:p/>
        </draw:line>
        <draw:line draw:style-name="gr17" draw:text-style-name="P1" draw:layer="layout" svg:x1="9.955cm" svg:y1="12.285cm" svg:x2="15.162cm" svg:y2="12.231cm">
          <text:p/>
        </draw:line>
        <draw:line draw:style-name="gr6" draw:text-style-name="P1" draw:layer="layout" svg:x1="15.197cm" svg:y1="12.231cm" svg:x2="15.197cm" svg:y2="13.12cm">
          <text:p/>
        </draw:line>
        <draw:frame draw:style-name="gr30" draw:text-style-name="P7" draw:layer="layout" svg:width="1.066cm" svg:height="0.746cm" svg:x="7.796cm" svg:y="6.745cm">
          <draw:text-box>
            <text:p><text:span text:style-name="T4">Rt</text:span></text:p>
          </draw:text-box>
        </draw:frame>
        <draw:frame draw:style-name="gr28" draw:text-style-name="P7" draw:layer="layout" svg:width="1.066cm" svg:height="0.762cm" svg:x="6.476cm" svg:y="3.413cm">
          <draw:text-box>
            <text:p><text:span text:style-name="T4">Rd</text:span></text:p>
          </draw:text-box>
        </draw:frame>
        <draw:frame draw:style-name="gr31" draw:text-style-name="P7" draw:layer="layout" svg:width="1.778cm" svg:height="1.039cm" svg:x="3.732cm" svg:y="9.135cm">
          <draw:text-box>
            <text:p><text:span text:style-name="T4">RegDst</text:span></text:p>
          </draw:text-box>
        </draw:frame>
        <draw:line draw:style-name="gr6" draw:text-style-name="P1" draw:layer="layout" svg:x1="9.955cm" svg:y1="14.317cm" svg:x2="11.606cm" svg:y2="14.317cm">
          <text:p/>
        </draw:line>
        <draw:custom-shape draw:style-name="gr32" draw:text-style-name="P6" draw:layer="layout" svg:width="5.142cm" svg:height="1.27cm" draw:transform="rotate (1.57254165604689) translate (20.777cm 18.273cm)">
          <text:p text:style-name="P1"><text:span text:style-name="T3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8.334cm" svg:y1="15.025cm" svg:x2="20.747cm" svg:y2="15.025cm">
          <text:p/>
        </draw:line>
        <draw:line draw:style-name="gr17" draw:text-style-name="P1" draw:layer="layout" svg:x1="17.923cm" svg:y1="13.53cm" svg:x2="17.669cm" svg:y2="14.038cm">
          <text:p/>
        </draw:line>
        <draw:frame draw:style-name="gr28" draw:text-style-name="P7" draw:layer="layout" svg:width="1.066cm" svg:height="0.762cm" svg:x="17.106cm" svg:y="13.12cm">
          <draw:text-box>
            <text:p><text:span text:style-name="T4">32</text:span></text:p>
          </draw:text-box>
        </draw:frame>
        <draw:line draw:style-name="gr6" draw:text-style-name="P1" draw:layer="layout" svg:x1="19.099cm" svg:y1="13.829cm" svg:x2="19.099cm" svg:y2="10.654cm">
          <text:p/>
        </draw:line>
        <draw:frame draw:style-name="gr31" draw:text-style-name="P7" draw:layer="layout" svg:width="1.778cm" svg:height="1.039cm" svg:x="11.479cm" svg:y="15.718cm">
          <draw:text-box>
            <text:p><text:span text:style-name="T4">ALUSrc</text:span></text:p>
          </draw:text-box>
        </draw:frame>
        <draw:line draw:style-name="gr6" draw:text-style-name="P1" draw:layer="layout" svg:x1="12.241cm" svg:y1="15.787cm" svg:x2="12.241cm" svg:y2="14.771cm">
          <text:p/>
        </draw:line>
        <draw:line draw:style-name="gr6" draw:text-style-name="P1" draw:layer="layout" svg:x1="7.415cm" svg:y1="6.745cm" svg:x2="7.388cm" svg:y2="8.802cm">
          <text:p/>
        </draw:line>
        <draw:line draw:style-name="gr6" draw:text-style-name="P1" draw:layer="layout" svg:x1="5.229cm" svg:y1="9.41cm" svg:x2="6.88cm" svg:y2="9.41cm">
          <text:p/>
        </draw:line>
        <draw:line draw:style-name="gr6" draw:text-style-name="P1" draw:layer="layout" svg:x1="6.74cm" svg:y1="11.266cm" svg:x2="6.74cm" svg:y2="12.028cm">
          <text:p/>
        </draw:line>
        <draw:line draw:style-name="gr6" draw:text-style-name="P1" draw:layer="layout" svg:x1="8.481cm" svg:y1="10.715cm" svg:x2="8.431cm" svg:y2="11.985cm">
          <text:p/>
        </draw:line>
        <draw:line draw:style-name="gr17" draw:text-style-name="P1" draw:layer="layout" svg:x1="8.685cm" svg:y1="10.969cm" svg:x2="8.15cm" svg:y2="11.323cm">
          <text:p/>
        </draw:line>
        <draw:frame draw:style-name="gr29" draw:text-style-name="P7" draw:layer="layout" svg:width="0.635cm" svg:height="0.645cm" svg:x="8.824cm" svg:y="10.578cm">
          <draw:text-box>
            <text:p><text:span text:style-name="T4">5</text:span></text:p>
          </draw:text-box>
        </draw:frame>
        <draw:line draw:style-name="gr6" draw:text-style-name="P1" draw:layer="layout" svg:x1="9.382cm" svg:y1="10.715cm" svg:x2="9.332cm" svg:y2="11.985cm">
          <text:p/>
        </draw:line>
        <draw:line draw:style-name="gr17" draw:text-style-name="P1" draw:layer="layout" svg:x1="9.586cm" svg:y1="10.969cm" svg:x2="9.051cm" svg:y2="11.323cm">
          <text:p/>
        </draw:line>
        <draw:frame draw:style-name="gr28" draw:text-style-name="P7" draw:layer="layout" svg:width="1.066cm" svg:height="0.762cm" svg:x="8.889cm" svg:y="10.199cm">
          <draw:text-box>
            <text:p><text:span text:style-name="T4">Rs</text:span></text:p>
          </draw:text-box>
        </draw:frame>
        <draw:line draw:style-name="gr6" draw:text-style-name="P1" draw:layer="layout" svg:x1="12.122cm" svg:y1="8.04cm" svg:x2="12.122cm" svg:y2="9.691cm">
          <text:p/>
        </draw:line>
        <draw:line draw:style-name="gr17" draw:text-style-name="P1" draw:layer="layout" svg:x1="12.387cm" svg:y1="8.769cm" svg:x2="11.852cm" svg:y2="9.123cm">
          <text:p/>
        </draw:line>
        <draw:frame draw:style-name="gr28" draw:text-style-name="P7" draw:layer="layout" svg:width="1.066cm" svg:height="0.762cm" svg:x="11.319cm" svg:y="8.327cm">
          <draw:text-box>
            <text:p><text:span text:style-name="T4">16</text:span></text:p>
          </draw:text-box>
        </draw:frame>
        <draw:frame draw:style-name="gr29" draw:text-style-name="P7" draw:layer="layout" svg:width="0.635cm" svg:height="0.645cm" svg:x="7.288cm" svg:y="10.578cm">
          <draw:text-box>
            <text:p><text:span text:style-name="T4">5</text:span></text:p>
          </draw:text-box>
        </draw:frame>
        <draw:line draw:style-name="gr6" draw:text-style-name="P1" draw:layer="layout" svg:x1="7.796cm" svg:y1="9.945cm" svg:x2="7.796cm" svg:y2="11.985cm">
          <text:p/>
        </draw:line>
        <draw:line draw:style-name="gr17" draw:text-style-name="P1" draw:layer="layout" svg:x1="8.05cm" svg:y1="10.969cm" svg:x2="7.515cm" svg:y2="11.323cm">
          <text:p/>
        </draw:line>
        <draw:line draw:style-name="gr6" draw:text-style-name="P1" draw:layer="layout" svg:x1="15.938cm" svg:y1="11.596cm" svg:x2="15.938cm" svg:y2="13.12cm">
          <text:p/>
        </draw:line>
        <draw:line draw:style-name="gr6" draw:text-style-name="P1" draw:layer="layout" svg:x1="16.638cm" svg:y1="13.12cm" svg:x2="16.638cm" svg:y2="11.596cm">
          <text:p/>
        </draw:line>
        <draw:frame draw:style-name="gr31" draw:text-style-name="P7" draw:layer="layout" svg:width="1.778cm" svg:height="1.039cm" svg:x="15.035cm" svg:y="10.834cm">
          <draw:text-box>
            <text:p><text:span text:style-name="T4">ALUOp</text:span></text:p>
          </draw:text-box>
        </draw:frame>
        <draw:frame draw:style-name="gr31" draw:text-style-name="P7" draw:layer="layout" svg:width="1.778cm" svg:height="1.039cm" svg:x="16.535cm" svg:y="12.135cm">
          <draw:text-box>
            <text:p><text:span text:style-name="T4">Equal</text:span></text:p>
          </draw:text-box>
        </draw:frame>
        <draw:line draw:style-name="gr6" draw:text-style-name="P1" draw:layer="layout" svg:x1="4.24cm" svg:y1="12.866cm" svg:x2="6.399cm" svg:y2="12.866cm">
          <text:p/>
        </draw:line>
        <draw:line draw:style-name="gr17" draw:text-style-name="P1" draw:layer="layout" svg:x1="4.24cm" svg:y1="12.866cm" svg:x2="4.154cm" svg:y2="20.177cm">
          <text:p/>
        </draw:line>
        <draw:line draw:style-name="gr17" draw:text-style-name="P1" draw:layer="layout" svg:x1="4.154cm" svg:y1="20.177cm" svg:x2="24.855cm" svg:y2="20.177cm">
          <text:p/>
        </draw:line>
        <draw:line draw:style-name="gr17" draw:text-style-name="P1" draw:layer="layout" svg:x1="13.923cm" svg:y1="19.831cm" svg:x2="13.669cm" svg:y2="20.339cm">
          <text:p/>
        </draw:line>
        <draw:frame draw:style-name="gr28" draw:text-style-name="P7" draw:layer="layout" svg:width="1.066cm" svg:height="0.762cm" svg:x="13.106cm" svg:y="19.421cm">
          <draw:text-box>
            <text:p><text:span text:style-name="T4">32</text:span></text:p>
          </draw:text-box>
        </draw:frame>
        <draw:frame draw:style-name="gr33" draw:layer="layout" svg:width="4.414cm" svg:height="0.962cm" svg:x="1.889cm" svg:y="1.381cm">
          <draw:text-box>
            <text:p>Datapath Part</text:p>
          </draw:text-box>
        </draw:frame>
        <draw:line draw:style-name="gr6" draw:text-style-name="P1" draw:layer="layout" svg:x1="21.355cm" svg:y1="19.43cm" svg:x2="21.355cm" svg:y2="17.906cm">
          <text:p/>
        </draw:line>
        <draw:frame draw:style-name="gr31" draw:text-style-name="P7" draw:layer="layout" svg:width="2.286cm" svg:height="1.039cm" svg:x="20.266cm" svg:y="19.43cm">
          <draw:text-box>
            <text:p><text:span text:style-name="T4">RegSel</text:span></text:p>
          </draw:text-box>
        </draw:frame>
        <draw:frame draw:style-name="gr31" draw:text-style-name="P7" draw:layer="layout" svg:width="2.309cm" svg:height="1.039cm" svg:x="18.114cm" svg:y="9.576cm">
          <draw:text-box>
            <text:p><text:span text:style-name="T4">dmemaddr</text:span></text:p>
          </draw:text-box>
        </draw:frame>
        <draw:frame draw:style-name="gr31" draw:text-style-name="P7" draw:layer="layout" svg:width="2.309cm" svg:height="1.039cm" svg:x="16.315cm" svg:y="14.677cm">
          <draw:text-box>
            <text:p><text:span text:style-name="T4">dmemload</text:span></text:p>
          </draw:text-box>
        </draw:frame>
        <draw:line draw:style-name="gr6" draw:text-style-name="P1" draw:layer="layout" svg:x1="11.044cm" svg:y1="14.263cm" svg:x2="11.044cm" svg:y2="17.438cm">
          <text:p/>
        </draw:line>
        <draw:frame draw:style-name="gr31" draw:text-style-name="P7" draw:layer="layout" svg:width="2.309cm" svg:height="1.039cm" svg:x="10.017cm" svg:y="17.614cm">
          <draw:text-box>
            <text:p><text:span text:style-name="T4">dmemstore</text:span></text:p>
          </draw:text-box>
        </draw:frame>
        <draw:line draw:style-name="gr6" draw:text-style-name="P1" draw:layer="layout" svg:x1="13.423cm" svg:y1="8.04cm" svg:x2="13.423cm" svg:y2="9.691cm">
          <text:p/>
        </draw:line>
        <draw:frame draw:style-name="gr29" draw:text-style-name="P7" draw:layer="layout" svg:width="1.643cm" svg:height="0.645cm" svg:x="12.761cm" svg:y="7.296cm">
          <draw:text-box>
            <text:p><text:span text:style-name="T4">ExtOp</text:span></text:p>
          </draw:text-box>
        </draw:frame>
        <draw:line draw:style-name="gr6" draw:text-style-name="P1" draw:layer="layout" svg:x1="8.177cm" svg:y1="7.38cm" svg:x2="8.181cm" svg:y2="8.802cm">
          <text:p/>
        </draw:line>
        <draw:g>
          <draw:custom-shape draw:style-name="gr25" draw:text-style-name="P6" draw:layer="layout" svg:width="2.326cm" svg:height="1.199cm" svg:x="6.241cm" svg:y="5.547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9" draw:text-style-name="P7" draw:layer="layout" svg:width="1.016cm" svg:height="0.645cm" svg:x="3.851cm" svg:y="5.856cm">
          <draw:text-box>
            <text:p><text:span text:style-name="T4">Jal</text:span></text:p>
          </draw:text-box>
        </draw:frame>
        <draw:line draw:style-name="gr6" draw:text-style-name="P1" draw:layer="layout" svg:x1="4.83cm" svg:y1="6.211cm" svg:x2="6.481cm" svg:y2="6.211cm">
          <text:p/>
        </draw:line>
        <draw:line draw:style-name="gr6" draw:text-style-name="P1" draw:layer="layout" svg:x1="6.878cm" svg:y1="4.18cm" svg:x2="6.882cm" svg:y2="5.602cm">
          <text:p/>
        </draw:line>
        <draw:line draw:style-name="gr6" draw:text-style-name="P1" draw:layer="layout" svg:x1="7.979cm" svg:y1="4.18cm" svg:x2="7.983cm" svg:y2="5.602cm">
          <text:p/>
        </draw:line>
        <draw:frame draw:style-name="gr28" draw:text-style-name="P7" draw:layer="layout" svg:width="1.066cm" svg:height="0.762cm" svg:x="7.476cm" svg:y="3.413cm">
          <draw:text-box>
            <text:p><text:span text:style-name="T4">31</text:span></text:p>
          </draw:text-box>
        </draw:frame>
        <draw:frame draw:style-name="gr31" draw:text-style-name="P7" draw:layer="layout" svg:width="2.286cm" svg:height="1.039cm" svg:x="20.266cm" svg:y="11.83cm">
          <draw:text-box>
            <text:p><text:span text:style-name="T4">memtoReg</text:span></text:p>
          </draw:text-box>
        </draw:frame>
        <draw:frame draw:style-name="gr34" draw:text-style-name="P7" draw:layer="layout" svg:width="1.618cm" svg:height="0.789cm" svg:x="16.873cm" svg:y="15.986cm">
          <draw:text-box>
            <text:p><text:span text:style-name="T4">jalPC</text:span></text:p>
          </draw:text-box>
        </draw:frame>
        <draw:line draw:style-name="gr6" draw:text-style-name="P1" draw:layer="layout" svg:x1="17.108cm" svg:y1="13.827cm" svg:x2="20.791cm" svg:y2="13.827cm">
          <text:p/>
        </draw:line>
        <draw:line draw:style-name="gr6" draw:text-style-name="P1" draw:layer="layout" svg:x1="18.334cm" svg:y1="16.325cm" svg:x2="20.747cm" svg:y2="16.325cm">
          <text:p/>
        </draw:line>
        <draw:line draw:style-name="gr6" draw:text-style-name="P1" draw:layer="layout" svg:x1="18.334cm" svg:y1="17.625cm" svg:x2="20.747cm" svg:y2="17.625cm">
          <text:p/>
        </draw:line>
        <draw:custom-shape draw:style-name="gr27" draw:text-style-name="P4" draw:layer="layout" svg:width="2.794cm" svg:height="1.27cm" svg:x="15.652cm" svg:y="16.991cm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06cm" svg:y1="17.664cm" svg:x2="15.711cm" svg:y2="17.664cm">
          <text:p/>
        </draw:line>
        <draw:frame draw:style-name="gr29" draw:text-style-name="P7" draw:layer="layout" svg:width="1.643cm" svg:height="0.645cm" svg:x="12.536cm" svg:y="17.383cm">
          <draw:text-box>
            <text:p><text:span text:style-name="T4">imm16</text:span></text:p>
          </draw:text-box>
        </draw:frame>
        <draw:line draw:style-name="gr17" draw:text-style-name="P1" draw:layer="layout" svg:x1="14.823cm" svg:y1="17.432cm" svg:x2="14.569cm" svg:y2="17.94cm">
          <text:p/>
        </draw:line>
        <draw:frame draw:style-name="gr28" draw:text-style-name="P7" draw:layer="layout" svg:width="1.066cm" svg:height="0.762cm" svg:x="14.006cm" svg:y="17.022cm">
          <draw:text-box>
            <text:p><text:span text:style-name="T4">16</text:span></text:p>
          </draw:text-box>
        </draw:frame>
        <draw:line draw:style-name="gr17" draw:text-style-name="P1" draw:layer="layout" svg:x1="21.605cm" svg:y1="18.841cm" svg:x2="21.07cm" svg:y2="19.195cm">
          <text:p/>
        </draw:line>
        <draw:frame draw:style-name="gr28" draw:text-style-name="P7" draw:layer="layout" svg:width="1.066cm" svg:height="0.762cm" svg:x="20.537cm" svg:y="18.399cm">
          <draw:text-box>
            <text:p><text:span text:style-name="T4">2</text:span></text:p>
          </draw:text-box>
        </draw:frame>
        <draw:line draw:style-name="gr17" draw:text-style-name="P1" draw:layer="layout" svg:x1="22.061cm" svg:y1="15.732cm" svg:x2="24.855cm" svg:y2="15.732cm">
          <text:p/>
        </draw:line>
        <draw:line draw:style-name="gr17" draw:text-style-name="P1" draw:layer="layout" svg:x1="24.855cm" svg:y1="20.177cm" svg:x2="24.855cm" svg:y2="15.732cm">
          <text:p/>
        </draw:line>
        <draw:line draw:style-name="gr17" draw:text-style-name="P1" draw:layer="layout" svg:x1="10.144cm" svg:y1="10.144cm" svg:x2="10.144cm" svg:y2="13.7cm">
          <text:p/>
        </draw:line>
        <draw:line draw:style-name="gr6" draw:text-style-name="P1" draw:layer="layout" svg:x1="10.171cm" svg:y1="13.673cm" svg:x2="11.568cm" svg:y2="13.673cm">
          <text:p/>
        </draw:line>
        <draw:frame draw:style-name="gr35" draw:text-style-name="P7" draw:layer="layout" svg:width="1.459cm" svg:height="0.645cm" svg:x="9.509cm" svg:y="9.372cm">
          <draw:text-box>
            <text:p><text:span text:style-name="T4">shamt</text:span></text:p>
          </draw:text-box>
        </draw:frame>
        <draw:line draw:style-name="gr17" draw:text-style-name="P1" draw:layer="layout" svg:x1="12.506cm" svg:y1="15.342cm" svg:x2="11.971cm" svg:y2="15.696cm">
          <text:p/>
        </draw:line>
        <draw:frame draw:style-name="gr28" draw:text-style-name="P7" draw:layer="layout" svg:width="1.066cm" svg:height="0.762cm" svg:x="11.438cm" svg:y="15.2cm">
          <draw:text-box>
            <text:p><text:span text:style-name="T4">2</text:span></text:p>
          </draw:text-box>
        </draw:frame>
        <draw:frame draw:style-name="gr36" draw:layer="layout" svg:width="1.399cm" svg:height="0.646cm" svg:x="10.344cm" svg:y="5.572cm">
          <draw:text-box>
            <text:p><text:span text:style-name="T4">jraddr</text:span></text:p>
          </draw:text-box>
        </draw:frame>
        <draw:line draw:style-name="gr6" draw:text-style-name="P1" draw:layer="layout" svg:x1="11.033cm" svg:y1="12.303cm" svg:x2="11.033cm" svg:y2="6.334cm">
          <text:p/>
        </draw:line>
      </draw:page>
      <draw:page draw:name="page3" draw:style-name="dp1" draw:master-page-name="Default">
        <draw:frame draw:style-name="gr37" draw:layer="layout" svg:width="4.943cm" svg:height="0.962cm" svg:x="2.043cm" svg:y="1.862cm">
          <draw:text-box>
            <text:p>Datapath Part2</text:p>
          </draw:text-box>
        </draw:frame>
        <draw:frame draw:style-name="gr38" draw:text-style-name="P1" draw:layer="layout" svg:width="1.547cm" svg:height="0.962cm" svg:x="18.004cm" svg:y="14.682cm">
          <draw:text-box>
            <text:p text:style-name="P1">PC</text:p>
          </draw:text-box>
        </draw:frame>
        <draw:g>
          <draw:custom-shape draw:style-name="gr39" draw:text-style-name="P1" draw:layer="layout" svg:width="3.195cm" svg:height="1.948cm" svg:x="18.261cm" svg:y="13.993cm">
            <text:p text:style-name="P1">PC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8.262cm" svg:y1="15.616cm" svg:x2="18.368cm" svg:y2="15.681cm">
            <text:p/>
          </draw:line>
          <draw:line draw:style-name="gr20" draw:text-style-name="P1" draw:layer="layout" svg:x1="18.262cm" svg:y1="15.746cm" svg:x2="18.368cm" svg:y2="15.681cm">
            <text:p/>
          </draw:line>
          <draw:line draw:style-name="gr20" draw:text-style-name="P1" draw:layer="layout" svg:x1="17.623cm" svg:y1="15.681cm" svg:x2="18.262cm" svg:y2="15.681cm">
            <text:p/>
          </draw:line>
          <draw:line draw:style-name="gr21" draw:text-style-name="P1" draw:layer="layout" svg:x1="18.155cm" svg:y1="15.812cm" svg:x2="18.155cm" svg:y2="15.487cm">
            <text:p/>
          </draw:line>
          <draw:frame draw:style-name="gr40" draw:text-style-name="P3" draw:layer="layout" svg:width="1.644cm" svg:height="0.725cm" svg:x="16.738cm" svg:y="15.292cm">
            <draw:text-box>
              <text:p><text:span text:style-name="T2">Clk</text:span></text:p>
            </draw:text-box>
          </draw:frame>
          <draw:custom-shape draw:style-name="gr23" draw:text-style-name="P1" draw:layer="layout" svg:width="0.212cm" svg:height="0.13cm" svg:x="18.475cm" svg:y="15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layout" svg:x1="18.581cm" svg:y1="16.071cm" svg:x2="18.581cm" svg:y2="16.201cm">
            <text:p/>
          </draw:line>
          <draw:frame draw:style-name="gr41" draw:text-style-name="P3" draw:layer="layout" svg:width="2.031cm" svg:height="0.725cm" svg:x="18.493cm" svg:y="15.941cm">
            <draw:text-box>
              <text:p><text:span text:style-name="T2">nRst</text:span></text:p>
            </draw:text-box>
          </draw:frame>
        </draw:g>
        <draw:line draw:style-name="gr17" draw:text-style-name="P1" draw:layer="layout" svg:x1="22.432cm" svg:y1="14.741cm" svg:x2="22.178cm" svg:y2="15.249cm">
          <text:p/>
        </draw:line>
        <draw:frame draw:style-name="gr28" draw:text-style-name="P7" draw:layer="layout" svg:width="1.066cm" svg:height="0.762cm" svg:x="21.615cm" svg:y="14.331cm">
          <draw:text-box>
            <text:p><text:span text:style-name="T4">32</text:span></text:p>
          </draw:text-box>
        </draw:frame>
        <draw:line draw:style-name="gr6" draw:text-style-name="P1" draw:layer="layout" svg:x1="15.614cm" svg:y1="15.009cm" svg:x2="18.281cm" svg:y2="15.009cm">
          <text:p/>
        </draw:line>
        <draw:line draw:style-name="gr6" draw:text-style-name="P1" draw:layer="layout" svg:x1="21.456cm" svg:y1="15.009cm" svg:x2="25.012cm" svg:y2="15.009cm">
          <text:p/>
        </draw:line>
        <draw:frame draw:style-name="gr34" draw:text-style-name="P7" draw:layer="layout" svg:width="2.266cm" svg:height="0.789cm" svg:x="24.812cm" svg:y="14.601cm">
          <draw:text-box>
            <text:p><text:span text:style-name="T4">imemaddr</text:span></text:p>
          </draw:text-box>
        </draw:frame>
        <draw:line draw:style-name="gr17" draw:text-style-name="P1" draw:layer="layout" svg:x1="16.832cm" svg:y1="14.742cm" svg:x2="16.578cm" svg:y2="15.25cm">
          <text:p/>
        </draw:line>
        <draw:frame draw:style-name="gr28" draw:text-style-name="P7" draw:layer="layout" svg:width="1.066cm" svg:height="0.762cm" svg:x="16.015cm" svg:y="14.332cm">
          <draw:text-box>
            <text:p><text:span text:style-name="T4">32</text:span></text:p>
          </draw:text-box>
        </draw:frame>
        <draw:line draw:style-name="gr6" draw:text-style-name="P1" draw:layer="layout" svg:x1="9.128cm" svg:y1="16.621cm" svg:x2="14.843cm" svg:y2="16.621cm">
          <text:p/>
        </draw:line>
        <draw:line draw:style-name="gr6" draw:text-style-name="P1" draw:layer="layout" svg:x1="7.266cm" svg:y1="17.747cm" svg:x2="14.843cm" svg:y2="17.764cm">
          <text:p/>
        </draw:line>
        <draw:custom-shape draw:style-name="gr42" draw:text-style-name="P4" draw:layer="layout" svg:width="1.842cm" svg:height="1.27cm" svg:x="1.252cm" svg:y="13.192cm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032cm" svg:height="0.645cm" svg:x="1.36cm" svg:y="10.896cm">
          <draw:text-box>
            <text:p><text:span text:style-name="T4">imm16</text:span></text:p>
          </draw:text-box>
        </draw:frame>
        <draw:line draw:style-name="gr6" draw:text-style-name="P1" draw:layer="layout" svg:x1="2.122cm" svg:y1="11.541cm" svg:x2="2.122cm" svg:y2="13.192cm">
          <text:p/>
        </draw:line>
        <draw:line draw:style-name="gr17" draw:text-style-name="P1" draw:layer="layout" svg:x1="2.387cm" svg:y1="12.27cm" svg:x2="1.852cm" svg:y2="12.624cm">
          <text:p/>
        </draw:line>
        <draw:frame draw:style-name="gr28" draw:text-style-name="P7" draw:layer="layout" svg:width="1.066cm" svg:height="0.762cm" svg:x="1.319cm" svg:y="11.828cm">
          <draw:text-box>
            <text:p><text:span text:style-name="T4">16</text:span></text:p>
          </draw:text-box>
        </draw:frame>
        <draw:custom-shape draw:style-name="gr43" draw:text-style-name="P4" draw:layer="layout" svg:width="1.778cm" svg:height="1.27cm" svg:x="4.188cm" svg:y="14.512cm">
          <text:p text:style-name="P1"><text:span text:style-name="T2">Add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569cm" svg:y1="12.888cm" svg:x2="4.569cm" svg:y2="14.539cm">
          <text:p/>
        </draw:line>
        <draw:line draw:style-name="gr6" draw:text-style-name="P1" draw:layer="layout" svg:x1="5.615cm" svg:y1="3.667cm" svg:x2="5.569cm" svg:y2="14.539cm">
          <text:p/>
        </draw:line>
        <draw:line draw:style-name="gr17" draw:text-style-name="P1" draw:layer="layout" svg:x1="5.615cm" svg:y1="3.694cm" svg:x2="23.649cm" svg:y2="3.667cm">
          <text:p/>
        </draw:line>
        <draw:line draw:style-name="gr17" draw:text-style-name="P1" draw:layer="layout" svg:x1="23.717cm" svg:y1="3.667cm" svg:x2="23.742cm" svg:y2="15.009cm">
          <text:p/>
        </draw:line>
        <draw:frame draw:style-name="gr31" draw:text-style-name="P7" draw:layer="layout" svg:width="0.806cm" svg:height="1.039cm" svg:x="4.217cm" svg:y="12.354cm">
          <draw:text-box>
            <text:p><text:span text:style-name="T4">4</text:span></text:p>
          </draw:text-box>
        </draw:frame>
        <draw:custom-shape draw:style-name="gr43" draw:text-style-name="P4" draw:layer="layout" svg:width="1.778cm" svg:height="1.27cm" svg:x="5.488cm" svg:y="17.312cm">
          <text:p text:style-name="P1"><text:span text:style-name="T2">Adder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901cm" svg:y1="15.147cm" svg:x2="7.901cm" svg:y2="16.544cm">
          <text:p/>
        </draw:line>
        <draw:line draw:style-name="gr6" draw:text-style-name="P1" draw:layer="layout" svg:x1="6.758cm" svg:y1="16.417cm" svg:x2="6.758cm" svg:y2="17.333cm">
          <text:p/>
        </draw:line>
        <draw:line draw:style-name="gr17" draw:text-style-name="P1" draw:layer="layout" svg:x1="6.758cm" svg:y1="16.471cm" svg:x2="7.901cm" svg:y2="16.471cm">
          <text:p/>
        </draw:line>
        <draw:line draw:style-name="gr6" draw:text-style-name="P1" draw:layer="layout" svg:x1="2.159cm" svg:y1="14.493cm" svg:x2="2.159cm" svg:y2="16.017cm">
          <text:p/>
        </draw:line>
        <draw:custom-shape draw:style-name="gr42" draw:text-style-name="P4" draw:layer="layout" svg:width="1.842cm" svg:height="1.27cm" svg:x="1.252cm" svg:y="15.892cm">
          <text:p text:style-name="P1"><text:span text:style-name="T2">Shift Left</text:span></text:p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058cm" svg:y1="16.417cm" svg:x2="6.058cm" svg:y2="17.333cm">
          <text:p/>
        </draw:line>
        <draw:line draw:style-name="gr17" draw:text-style-name="P1" draw:layer="layout" svg:x1="6.123cm" svg:y1="16.417cm" svg:x2="3.075cm" svg:y2="16.417cm">
          <text:p/>
        </draw:line>
        <draw:line draw:style-name="gr17" draw:text-style-name="P1" draw:layer="layout" svg:x1="2.388cm" svg:y1="15.071cm" svg:x2="1.853cm" svg:y2="15.425cm">
          <text:p/>
        </draw:line>
        <draw:frame draw:style-name="gr28" draw:text-style-name="P7" draw:layer="layout" svg:width="1.066cm" svg:height="0.762cm" svg:x="1.32cm" svg:y="14.629cm">
          <draw:text-box>
            <text:p><text:span text:style-name="T4">32</text:span></text:p>
          </draw:text-box>
        </draw:frame>
        <draw:line draw:style-name="gr17" draw:text-style-name="P1" draw:layer="layout" svg:x1="4.432cm" svg:y1="16.143cm" svg:x2="4.178cm" svg:y2="16.651cm">
          <text:p/>
        </draw:line>
        <draw:frame draw:style-name="gr28" draw:text-style-name="P7" draw:layer="layout" svg:width="1.066cm" svg:height="0.762cm" svg:x="3.615cm" svg:y="15.733cm">
          <draw:text-box>
            <text:p><text:span text:style-name="T4">32</text:span></text:p>
          </draw:text-box>
        </draw:frame>
        <draw:line draw:style-name="gr17" draw:text-style-name="P1" draw:layer="layout" svg:x1="8.032cm" svg:y1="17.444cm" svg:x2="7.778cm" svg:y2="17.952cm">
          <text:p/>
        </draw:line>
        <draw:frame draw:style-name="gr28" draw:text-style-name="P7" draw:layer="layout" svg:width="1.066cm" svg:height="0.762cm" svg:x="7.215cm" svg:y="17.034cm">
          <draw:text-box>
            <text:p><text:span text:style-name="T4">32</text:span></text:p>
          </draw:text-box>
        </draw:frame>
        <draw:line draw:style-name="gr17" draw:text-style-name="P1" draw:layer="layout" svg:x1="6.932cm" svg:y1="14.843cm" svg:x2="6.678cm" svg:y2="15.351cm">
          <text:p/>
        </draw:line>
        <draw:frame draw:style-name="gr28" draw:text-style-name="P7" draw:layer="layout" svg:width="1.066cm" svg:height="0.762cm" svg:x="6.115cm" svg:y="14.433cm">
          <draw:text-box>
            <text:p><text:span text:style-name="T4">32</text:span></text:p>
          </draw:text-box>
        </draw:frame>
        <draw:custom-shape draw:style-name="gr43" draw:text-style-name="P4" draw:layer="layout" svg:width="1.778cm" svg:height="1.27cm" svg:x="9.588cm" svg:y="11.912cm">
          <text:p text:style-name="P1"><text:span text:style-name="T2">Add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842cm" svg:height="1.27cm" svg:x="9.552cm" svg:y="6.393cm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032cm" svg:height="0.645cm" svg:x="9.66cm" svg:y="4.097cm">
          <draw:text-box>
            <text:p><text:span text:style-name="T4">addr26</text:span></text:p>
          </draw:text-box>
        </draw:frame>
        <draw:line draw:style-name="gr6" draw:text-style-name="P1" draw:layer="layout" svg:x1="10.422cm" svg:y1="4.742cm" svg:x2="10.422cm" svg:y2="6.393cm">
          <text:p/>
        </draw:line>
        <draw:line draw:style-name="gr17" draw:text-style-name="P1" draw:layer="layout" svg:x1="10.687cm" svg:y1="5.471cm" svg:x2="10.152cm" svg:y2="5.825cm">
          <text:p/>
        </draw:line>
        <draw:frame draw:style-name="gr28" draw:text-style-name="P7" draw:layer="layout" svg:width="1.066cm" svg:height="0.762cm" svg:x="9.619cm" svg:y="5.029cm">
          <draw:text-box>
            <text:p><text:span text:style-name="T4">16</text:span></text:p>
          </draw:text-box>
        </draw:frame>
        <draw:line draw:style-name="gr6" draw:text-style-name="P1" draw:layer="layout" svg:x1="10.459cm" svg:y1="7.694cm" svg:x2="10.459cm" svg:y2="9.218cm">
          <text:p/>
        </draw:line>
        <draw:custom-shape draw:style-name="gr42" draw:text-style-name="P4" draw:layer="layout" svg:width="1.842cm" svg:height="1.27cm" svg:x="9.552cm" svg:y="9.093cm">
          <text:p text:style-name="P1"><text:span text:style-name="T2">Shift Left</text:span></text:p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0.688cm" svg:y1="8.272cm" svg:x2="10.153cm" svg:y2="8.626cm">
          <text:p/>
        </draw:line>
        <draw:frame draw:style-name="gr28" draw:text-style-name="P7" draw:layer="layout" svg:width="1.066cm" svg:height="0.762cm" svg:x="9.62cm" svg:y="7.83cm">
          <draw:text-box>
            <text:p><text:span text:style-name="T4">32</text:span></text:p>
          </draw:text-box>
        </draw:frame>
        <draw:line draw:style-name="gr6" draw:text-style-name="P1" draw:layer="layout" svg:x1="10.56cm" svg:y1="10.394cm" svg:x2="10.56cm" svg:y2="11.918cm">
          <text:p/>
        </draw:line>
        <draw:line draw:style-name="gr17" draw:text-style-name="P1" draw:layer="layout" svg:x1="10.789cm" svg:y1="10.972cm" svg:x2="10.254cm" svg:y2="11.326cm">
          <text:p/>
        </draw:line>
        <draw:frame draw:style-name="gr28" draw:text-style-name="P7" draw:layer="layout" svg:width="1.066cm" svg:height="0.762cm" svg:x="9.721cm" svg:y="10.53cm">
          <draw:text-box>
            <text:p><text:span text:style-name="T4">32</text:span></text:p>
          </draw:text-box>
        </draw:frame>
        <draw:line draw:style-name="gr6" draw:text-style-name="P1" draw:layer="layout" svg:x1="23.776cm" svg:y1="12.557cm" svg:x2="11.33cm" svg:y2="12.557cm">
          <text:p/>
        </draw:line>
        <draw:custom-shape draw:style-name="gr44" draw:text-style-name="P6" draw:layer="layout" svg:width="5.894cm" svg:height="0.726cm" draw:transform="rotate (1.57254165604689) translate (14.855cm 19.034cm)">
          <text:p text:style-name="P1"><text:span text:style-name="T3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0.525cm" svg:y1="15.478cm" svg:x2="14.886cm" svg:y2="15.478cm">
          <text:p/>
        </draw:line>
        <draw:line draw:style-name="gr6" draw:text-style-name="P1" draw:layer="layout" svg:x1="13.743cm" svg:y1="14.208cm" svg:x2="14.886cm" svg:y2="14.208cm">
          <text:p/>
        </draw:line>
        <draw:frame draw:style-name="gr34" draw:text-style-name="P7" draw:layer="layout" svg:width="1.512cm" svg:height="0.789cm" svg:x="12.612cm" svg:y="13.802cm">
          <draw:text-box>
            <text:p><text:span text:style-name="T4">jraddr</text:span></text:p>
          </draw:text-box>
        </draw:frame>
        <draw:line draw:style-name="gr17" draw:text-style-name="P1" draw:layer="layout" svg:x1="10.525cm" svg:y1="13.192cm" svg:x2="10.525cm" svg:y2="15.478cm">
          <text:p/>
        </draw:line>
        <draw:line draw:style-name="gr6" draw:text-style-name="P1" draw:layer="layout" svg:x1="15.351cm" svg:y1="19.669cm" svg:x2="15.379cm" svg:y2="18.19cm">
          <text:p/>
        </draw:line>
        <draw:frame draw:style-name="gr29" draw:text-style-name="P7" draw:layer="layout" svg:width="2.032cm" svg:height="0.645cm" svg:x="14.517cm" svg:y="19.845cm">
          <draw:text-box>
            <text:p><text:span text:style-name="T4">PCSrc</text:span></text:p>
          </draw:text-box>
        </draw:frame>
        <draw:line draw:style-name="gr17" draw:text-style-name="P1" draw:layer="layout" svg:x1="5.953cm" svg:y1="15.097cm" svg:x2="9.128cm" svg:y2="15.097cm">
          <text:p/>
        </draw:line>
        <draw:line draw:style-name="gr17" draw:text-style-name="P1" draw:layer="layout" svg:x1="9.155cm" svg:y1="16.621cm" svg:x2="9.155cm" svg:y2="15.097cm">
          <text:p/>
        </draw:line>
        <draw:line draw:style-name="gr17" draw:text-style-name="P1" draw:layer="layout" svg:x1="15.605cm" svg:y1="19.095cm" svg:x2="15.07cm" svg:y2="19.449cm">
          <text:p/>
        </draw:line>
        <draw:frame draw:style-name="gr29" draw:text-style-name="P7" draw:layer="layout" svg:width="1.066cm" svg:height="0.645cm" svg:x="15.732cm" svg:y="18.78cm">
          <draw:text-box>
            <text:p><text:span text:style-name="T4">2</text:span></text:p>
          </draw:text-box>
        </draw:frame>
        <draw:line draw:style-name="gr6" draw:text-style-name="P1" draw:layer="layout" svg:x1="20.304cm" svg:y1="17.383cm" svg:x2="20.304cm" svg:y2="15.986cm">
          <text:p/>
        </draw:line>
        <draw:frame draw:style-name="gr31" draw:text-style-name="P7" draw:layer="layout" svg:width="1.576cm" svg:height="1.039cm" svg:x="19.817cm" svg:y="17.346cm">
          <draw:text-box>
            <text:p><text:span text:style-name="T4">ihit</text:span></text:p>
          </draw:text-box>
        </draw:frame>
        <draw:line draw:style-name="gr6" draw:text-style-name="P1" draw:layer="layout" svg:x1="8.239cm" svg:y1="15.097cm" svg:x2="8.239cm" svg:y2="12.176cm">
          <text:p/>
        </draw:line>
        <draw:frame draw:style-name="gr34" draw:text-style-name="P7" draw:layer="layout" svg:width="1.618cm" svg:height="0.789cm" svg:x="7.604cm" svg:y="11.16cm">
          <draw:text-box>
            <text:p><text:span text:style-name="T4">jalPC</text:span></text:p>
          </draw:text-box>
        </draw:frame>
      </draw:page>
      <draw:page draw:name="page4" draw:style-name="dp1" draw:master-page-name="Default">
        <draw:custom-shape draw:style-name="gr45" draw:text-style-name="P1" draw:layer="layout" svg:width="15.367cm" svg:height="2.159cm" svg:x="6.334cm" svg:y="9.118cm">
          <text:p/>
          <draw:enhanced-geometry svg:viewBox="0 0 21600 21600" draw:type="rectangle" draw:enhanced-path="M 0 0 L 21600 0 21600 21600 0 21600 0 0 Z N"/>
        </draw:custom-shape>
        <draw:frame draw:style-name="gr38" draw:text-style-name="P1" draw:layer="layout" svg:width="14.097cm" svg:height="0.962cm" svg:x="6.946cm" svg:y="9.688cm">
          <draw:text-box>
            <text:p text:style-name="P1">Control Unit</text:p>
          </draw:text-box>
        </draw:frame>
        <draw:frame draw:style-name="gr31" draw:text-style-name="P7" draw:layer="layout" svg:width="1.778cm" svg:height="1.039cm" svg:x="19.542cm" svg:y="13.69cm">
          <draw:text-box>
            <text:p><text:span text:style-name="T4">PCSrc</text:span></text:p>
          </draw:text-box>
        </draw:frame>
        <draw:line draw:style-name="gr6" draw:text-style-name="P1" draw:layer="layout" svg:x1="3.694cm" svg:y1="9.761cm" svg:x2="6.361cm" svg:y2="9.761cm">
          <text:p/>
        </draw:line>
        <draw:frame draw:style-name="gr34" draw:text-style-name="P7" draw:layer="layout" svg:width="2.486cm" svg:height="0.789cm" svg:x="1.508cm" svg:y="9.353cm">
          <draw:text-box>
            <text:p><text:span text:style-name="T4">imemload</text:span></text:p>
          </draw:text-box>
        </draw:frame>
        <draw:line draw:style-name="gr6" draw:text-style-name="P1" draw:layer="layout" svg:x1="7.658cm" svg:y1="11.304cm" svg:x2="7.658cm" svg:y2="13.59cm">
          <text:p/>
        </draw:line>
        <draw:line draw:style-name="gr6" draw:text-style-name="P1" draw:layer="layout" svg:x1="9.458cm" svg:y1="11.304cm" svg:x2="9.458cm" svg:y2="13.59cm">
          <text:p/>
        </draw:line>
        <draw:line draw:style-name="gr6" draw:text-style-name="P1" draw:layer="layout" svg:x1="11.158cm" svg:y1="11.304cm" svg:x2="11.158cm" svg:y2="13.59cm">
          <text:p/>
        </draw:line>
        <draw:line draw:style-name="gr6" draw:text-style-name="P1" draw:layer="layout" svg:x1="3.695cm" svg:y1="10.562cm" svg:x2="6.362cm" svg:y2="10.562cm">
          <text:p/>
        </draw:line>
        <draw:frame draw:style-name="gr34" draw:text-style-name="P7" draw:layer="layout" svg:width="1.65cm" svg:height="0.789cm" svg:x="2.109cm" svg:y="10.154cm">
          <draw:text-box>
            <text:p><text:span text:style-name="T4">Equal</text:span></text:p>
          </draw:text-box>
        </draw:frame>
        <draw:frame draw:style-name="gr31" draw:text-style-name="P7" draw:layer="layout" svg:width="1.778cm" svg:height="1.039cm" svg:x="10.459cm" svg:y="13.719cm">
          <draw:text-box>
            <text:p><text:span text:style-name="T4">ExtOp</text:span></text:p>
          </draw:text-box>
        </draw:frame>
        <draw:frame draw:style-name="gr31" draw:text-style-name="P7" draw:layer="layout" svg:width="1.778cm" svg:height="1.039cm" svg:x="8.759cm" svg:y="13.72cm">
          <draw:text-box>
            <text:p><text:span text:style-name="T4">RegDst</text:span></text:p>
          </draw:text-box>
        </draw:frame>
        <draw:frame draw:style-name="gr31" draw:text-style-name="P7" draw:layer="layout" svg:width="1.778cm" svg:height="1.039cm" svg:x="6.859cm" svg:y="13.721cm">
          <draw:text-box>
            <text:p><text:span text:style-name="T4">RegWr</text:span></text:p>
          </draw:text-box>
        </draw:frame>
        <draw:line draw:style-name="gr6" draw:text-style-name="P1" draw:layer="layout" svg:x1="20.258cm" svg:y1="11.304cm" svg:x2="20.304cm" svg:y2="13.563cm">
          <text:p/>
        </draw:line>
        <draw:frame draw:style-name="gr31" draw:text-style-name="P7" draw:layer="layout" svg:width="2.286cm" svg:height="1.039cm" svg:x="16.094cm" svg:y="14.474cm">
          <draw:text-box>
            <text:p><text:span text:style-name="T4">dmemREN</text:span></text:p>
          </draw:text-box>
        </draw:frame>
        <draw:frame draw:style-name="gr31" draw:text-style-name="P7" draw:layer="layout" svg:width="2.354cm" svg:height="1.039cm" svg:x="13.835cm" svg:y="14.501cm">
          <draw:text-box>
            <text:p><text:span text:style-name="T4">dmemWEN</text:span></text:p>
          </draw:text-box>
        </draw:frame>
        <draw:frame draw:style-name="gr31" draw:text-style-name="P7" draw:layer="layout" svg:width="2.286cm" svg:height="1.039cm" svg:x="11.749cm" svg:y="14.501cm">
          <draw:text-box>
            <text:p><text:span text:style-name="T4">imemREN</text:span></text:p>
          </draw:text-box>
        </draw:frame>
        <draw:custom-shape draw:style-name="gr45" draw:text-style-name="P1" draw:layer="layout" svg:width="15.367cm" svg:height="2.159cm" svg:x="6.334cm" svg:y="15.218cm">
          <text:p/>
          <draw:enhanced-geometry svg:viewBox="0 0 21600 21600" draw:type="rectangle" draw:enhanced-path="M 0 0 L 21600 0 21600 21600 0 21600 0 0 Z N"/>
        </draw:custom-shape>
        <draw:frame draw:style-name="gr38" draw:text-style-name="P1" draw:layer="layout" svg:width="14.097cm" svg:height="0.962cm" svg:x="6.946cm" svg:y="15.788cm">
          <draw:text-box>
            <text:p text:style-name="P1">Request Unit</text:p>
          </draw:text-box>
        </draw:frame>
        <draw:line draw:style-name="gr6" draw:text-style-name="P1" draw:layer="layout" svg:x1="13.824cm" svg:y1="11.326cm" svg:x2="13.824cm" svg:y2="15.263cm">
          <text:p/>
        </draw:line>
        <draw:line draw:style-name="gr6" draw:text-style-name="P1" draw:layer="layout" svg:x1="16.124cm" svg:y1="11.326cm" svg:x2="16.124cm" svg:y2="15.263cm">
          <text:p/>
        </draw:line>
        <draw:line draw:style-name="gr6" draw:text-style-name="P1" draw:layer="layout" svg:x1="18.324cm" svg:y1="11.326cm" svg:x2="18.324cm" svg:y2="15.263cm">
          <text:p/>
        </draw:line>
        <draw:line draw:style-name="gr6" draw:text-style-name="P1" draw:layer="layout" svg:x1="3.567cm" svg:y1="15.844cm" svg:x2="6.361cm" svg:y2="15.844cm">
          <text:p/>
        </draw:line>
        <draw:line draw:style-name="gr6" draw:text-style-name="P1" draw:layer="layout" svg:x1="3.567cm" svg:y1="16.744cm" svg:x2="6.361cm" svg:y2="16.744cm">
          <text:p/>
        </draw:line>
        <draw:frame draw:style-name="gr46" draw:text-style-name="P7" draw:layer="layout" svg:width="1.127cm" svg:height="0.73cm" svg:x="2.559cm" svg:y="15.422cm">
          <draw:text-box>
            <text:p><text:span text:style-name="T4">dhit</text:span></text:p>
          </draw:text-box>
        </draw:frame>
        <draw:frame draw:style-name="gr46" draw:text-style-name="P7" draw:layer="layout" svg:width="1.127cm" svg:height="0.73cm" svg:x="2.56cm" svg:y="16.422cm">
          <draw:text-box>
            <text:p><text:span text:style-name="T4">ihit</text:span></text:p>
          </draw:text-box>
        </draw:frame>
        <draw:line draw:style-name="gr6" draw:text-style-name="P1" draw:layer="layout" svg:x1="21.667cm" svg:y1="15.544cm" svg:x2="24.461cm" svg:y2="15.544cm">
          <text:p/>
        </draw:line>
        <draw:line draw:style-name="gr6" draw:text-style-name="P1" draw:layer="layout" svg:x1="21.667cm" svg:y1="17.144cm" svg:x2="24.461cm" svg:y2="17.144cm">
          <text:p/>
        </draw:line>
        <draw:frame draw:style-name="gr31" draw:text-style-name="P7" draw:layer="layout" svg:width="1.524cm" svg:height="1.039cm" svg:x="24.268cm" svg:y="15.209cm">
          <draw:text-box>
            <text:p><text:span text:style-name="T4">dREN</text:span></text:p>
          </draw:text-box>
        </draw:frame>
        <draw:line draw:style-name="gr6" draw:text-style-name="P1" draw:layer="layout" svg:x1="21.667cm" svg:y1="16.344cm" svg:x2="24.461cm" svg:y2="16.344cm">
          <text:p/>
        </draw:line>
        <draw:frame draw:style-name="gr31" draw:text-style-name="P7" draw:layer="layout" svg:width="1.524cm" svg:height="1.039cm" svg:x="24.268cm" svg:y="16.01cm">
          <draw:text-box>
            <text:p><text:span text:style-name="T4">dWEN</text:span></text:p>
          </draw:text-box>
        </draw:frame>
        <draw:frame draw:style-name="gr31" draw:text-style-name="P7" draw:layer="layout" svg:width="1.524cm" svg:height="1.039cm" svg:x="24.268cm" svg:y="16.811cm">
          <draw:text-box>
            <text:p><text:span text:style-name="T4">iREN</text:span></text:p>
          </draw:text-box>
        </draw:frame>
        <draw:line draw:style-name="gr6" draw:text-style-name="P1" draw:layer="layout" svg:x1="20.304cm" svg:y1="9.12cm" svg:x2="20.304cm" svg:y2="7.723cm">
          <text:p/>
        </draw:line>
        <draw:frame draw:style-name="gr31" draw:text-style-name="P7" draw:layer="layout" svg:width="1.711cm" svg:height="1.039cm" svg:x="19.428cm" svg:y="6.914cm">
          <draw:text-box>
            <text:p><text:span text:style-name="T4">RegSel</text:span></text:p>
          </draw:text-box>
        </draw:frame>
        <draw:frame draw:style-name="gr31" draw:text-style-name="P7" draw:layer="layout" svg:width="1.778cm" svg:height="1.039cm" svg:x="17.637cm" svg:y="6.914cm">
          <draw:text-box>
            <text:p><text:span text:style-name="T4">ALUOp</text:span></text:p>
          </draw:text-box>
        </draw:frame>
        <draw:frame draw:style-name="gr31" draw:text-style-name="P7" draw:layer="layout" svg:width="1.778cm" svg:height="1.039cm" svg:x="15.859cm" svg:y="6.937cm">
          <draw:text-box>
            <text:p><text:span text:style-name="T4">ALUSrc</text:span></text:p>
          </draw:text-box>
        </draw:frame>
        <draw:line draw:style-name="gr6" draw:text-style-name="P1" draw:layer="layout" svg:x1="18.504cm" svg:y1="9.121cm" svg:x2="18.504cm" svg:y2="7.724cm">
          <text:p/>
        </draw:line>
        <draw:line draw:style-name="gr6" draw:text-style-name="P1" draw:layer="layout" svg:x1="16.704cm" svg:y1="9.122cm" svg:x2="16.704cm" svg:y2="7.725cm">
          <text:p/>
        </draw:line>
        <draw:frame draw:style-name="gr47" draw:text-style-name="P7" draw:layer="layout" svg:width="1.118cm" svg:height="0.792cm" svg:x="6.359cm" svg:y="7.139cm">
          <draw:text-box>
            <text:p><text:span text:style-name="T4">Rd</text:span></text:p>
          </draw:text-box>
        </draw:frame>
        <draw:line draw:style-name="gr6" draw:text-style-name="P1" draw:layer="layout" svg:x1="6.904cm" svg:y1="9.124cm" svg:x2="6.904cm" svg:y2="7.727cm">
          <text:p/>
        </draw:line>
        <draw:line draw:style-name="gr6" draw:text-style-name="P1" draw:layer="layout" svg:x1="8.304cm" svg:y1="9.125cm" svg:x2="8.304cm" svg:y2="7.728cm">
          <text:p/>
        </draw:line>
        <draw:line draw:style-name="gr6" draw:text-style-name="P1" draw:layer="layout" svg:x1="9.804cm" svg:y1="9.126cm" svg:x2="9.804cm" svg:y2="7.729cm">
          <text:p/>
        </draw:line>
        <draw:frame draw:style-name="gr47" draw:text-style-name="P7" draw:layer="layout" svg:width="1.118cm" svg:height="0.792cm" svg:x="7.759cm" svg:y="7.139cm">
          <draw:text-box>
            <text:p><text:span text:style-name="T4">Rt</text:span></text:p>
          </draw:text-box>
        </draw:frame>
        <draw:frame draw:style-name="gr47" draw:text-style-name="P7" draw:layer="layout" svg:width="1.118cm" svg:height="0.792cm" svg:x="9.359cm" svg:y="7.139cm">
          <draw:text-box>
            <text:p><text:span text:style-name="T4">Rs</text:span></text:p>
          </draw:text-box>
        </draw:frame>
        <draw:line draw:style-name="gr17" draw:text-style-name="P1" draw:layer="layout" svg:x1="20.61cm" svg:y1="12.237cm" svg:x2="20.075cm" svg:y2="12.591cm">
          <text:p/>
        </draw:line>
        <draw:frame draw:style-name="gr28" draw:text-style-name="P7" draw:layer="layout" svg:width="1.066cm" svg:height="0.762cm" svg:x="19.542cm" svg:y="11.795cm">
          <draw:text-box>
            <text:p><text:span text:style-name="T4">2</text:span></text:p>
          </draw:text-box>
        </draw:frame>
        <draw:line draw:style-name="gr17" draw:text-style-name="P1" draw:layer="layout" svg:x1="20.611cm" svg:y1="8.538cm" svg:x2="20.076cm" svg:y2="8.892cm">
          <text:p/>
        </draw:line>
        <draw:frame draw:style-name="gr28" draw:text-style-name="P7" draw:layer="layout" svg:width="1.066cm" svg:height="0.762cm" svg:x="19.543cm" svg:y="8.096cm">
          <draw:text-box>
            <text:p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7-01-20T18:48:35.500925905</meta:creation-date>
    <meta:generator>LibreOffice/4.3.7.2$Linux_X86_64 LibreOffice_project/430$Build-2</meta:generator>
    <dc:date>2017-02-04T18:12:06.335112615</dc:date>
    <dc:creator>Mentor Graphics</dc:creator>
    <meta:editing-duration>P3DT22H48M6S</meta:editing-duration>
    <meta:editing-cycles>11</meta:editing-cycles>
    <meta:printed-by>Mentor Graphics</meta:printed-by>
    <meta:print-date>2017-01-24T14:46:07.828227889</meta:print-date>
    <meta:document-statistic meta:object-count="277"/>
  </office:meta>
</office:document-meta>
</file>